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35cm" svg:stroke-color="#468a1a" draw:marker-start-width="0.252cm" draw:marker-end-width="0.252cm" draw:fill="none" draw:textarea-horizontal-align="justify" draw:textarea-vertical-align="middle" draw:auto-grow-height="false" fo:min-height="0.358cm" fo:min-width="0.505cm" fo:padding-top="0.142cm" fo:padding-bottom="0.142cm" fo:padding-left="0.267cm" fo:padding-right="0.267cm"/>
    </style:style>
    <style:style style:name="gr2" style:family="graphic" style:parent-style-name="objectwithoutfill">
      <style:graphic-properties svg:stroke-width="0.035cm" svg:stroke-color="#468a1a" draw:marker-start-width="0.252cm" draw:marker-end="Arrowheads_20_1" draw:marker-end-width="0.352cm" draw:fill="none" draw:textarea-vertical-align="middle" fo:padding-top="0.142cm" fo:padding-bottom="0.142cm" fo:padding-left="0.267cm" fo:padding-right="0.267cm"/>
    </style:style>
    <style:style style:name="gr3"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4" style:family="graphic" style:parent-style-name="standard">
      <style:graphic-properties draw:stroke="solid" svg:stroke-width="0.035cm" svg:stroke-color="#000000" draw:marker-start-width="0.294cm" draw:marker-end-width="0.294cm" draw:fill="solid" draw:fill-color="#000000" draw:opacity="100%" draw:textarea-horizontal-align="justify" draw:textarea-vertical-align="middle" draw:auto-grow-height="false" fo:min-height="5.408cm" fo:min-width="3.036cm" fo:padding-top="0.156cm" fo:padding-bottom="0.156cm" fo:padding-left="0.281cm" fo:padding-right="0.281cm" draw:shadow="hidden"/>
    </style:style>
    <style:style style:name="gr5"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style>
    <style:style style:name="gr6" style:family="graphic" style:parent-style-name="standard">
      <style:graphic-properties draw:stroke="none" svg:stroke-color="#000000" draw:fill="none" draw:fill-color="#ffffff" draw:textarea-horizontal-align="left" draw:auto-grow-height="true" draw:auto-grow-width="false" fo:min-height="0.25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477cm" fo:min-width="0cm"/>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false" fo:min-height="0.477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239cm" fo:min-width="0cm"/>
      <style:paragraph-properties style:writing-mode="lr-tb"/>
    </style:style>
    <style:style style:name="gr10" style:family="graphic" style:parent-style-name="standard">
      <style:graphic-properties draw:stroke="none" svg:stroke-color="#000000" draw:fill="none" draw:fill-color="#ffffff" fo:min-height="0.75cm"/>
      <style:paragraph-properties style:writing-mode="lr-tb"/>
    </style:style>
    <style:style style:name="gr11" style:family="graphic" style:parent-style-name="standard" style:list-style-name="L1">
      <style:graphic-properties svg:stroke-width="0.053cm" svg:stroke-color="#000000" draw:marker-start-width="0.279cm" draw:marker-end-width="0.279cm" draw:fill="solid" draw:fill-color="#ffffff"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12" style:family="graphic" style:parent-style-name="standard">
      <style:graphic-properties svg:stroke-width="0.053cm" svg:stroke-color="#468a1a" draw:marker-start-width="0.279cm" draw:marker-end-width="0.279cm" draw:fill="solid" draw:fill-color="#ffffff"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13" style:family="graphic" style:parent-style-name="standard" style:list-style-name="L1">
      <style:graphic-properties svg:stroke-width="0.053cm" svg:stroke-color="#468a1a" draw:marker-start-width="0.279cm" draw:marker-end-width="0.279cm" draw:fill="solid" draw:fill-color="#ffffff"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14" style:family="graphic" style:parent-style-name="standard" style:list-style-name="L1">
      <style:graphic-properties svg:stroke-width="0.053cm" svg:stroke-color="#468a1a" draw:marker-start-width="0.279cm" draw:marker-end-width="0.279cm" draw:fill="solid" draw:fill-color="#ffffff"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15"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358cm" fo:min-width="0.505cm" fo:padding-top="0.142cm" fo:padding-bottom="0.142cm" fo:padding-left="0.267cm" fo:padding-right="0.267cm"/>
    </style:style>
    <style:style style:name="gr16" style:family="graphic" style:parent-style-name="standard" style:list-style-name="L1">
      <style:graphic-properties svg:stroke-width="0.053cm" svg:stroke-color="#000000" draw:marker-start-width="0.279cm" draw:marker-end-width="0.279cm" draw:fill="solid" draw:fill-color="#ffffff"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17"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0.406cm" fo:min-width="1.355cm" fo:padding-top="0.151cm" fo:padding-bottom="0.151cm" fo:padding-left="0.276cm" fo:padding-right="0.276cm"/>
      <style:paragraph-properties style:writing-mode="lr-tb"/>
    </style:style>
    <style:style style:name="gr18" style:family="graphic" style:parent-style-name="standard" style:list-style-name="L1">
      <style:graphic-properties svg:stroke-width="0.053cm" svg:stroke-color="#468a1a" draw:marker-start-width="0.279cm" draw:marker-end-width="0.279cm" draw:fill="solid" draw:fill-color="#ffffff" draw:textarea-horizontal-align="justify" draw:textarea-vertical-align="middle" draw:auto-grow-height="false" fo:min-height="0.406cm" fo:min-width="1.495cm" fo:padding-top="0.151cm" fo:padding-bottom="0.151cm" fo:padding-left="0.276cm" fo:padding-right="0.276cm"/>
      <style:paragraph-properties style:writing-mode="lr-tb"/>
    </style:style>
    <style:style style:name="gr19" style:family="graphic" style:parent-style-name="standard">
      <style:graphic-properties draw:stroke="solid" svg:stroke-width="0.035cm" svg:stroke-color="#468a1a" draw:marker-start-width="0.294cm" draw:marker-end-width="0.294cm" draw:fill="solid" draw:fill-color="#000000" draw:opacity="100%" draw:textarea-horizontal-align="justify" draw:textarea-vertical-align="middle" draw:auto-grow-height="false" fo:min-height="5.408cm" fo:min-width="3.036cm" fo:padding-top="0.156cm" fo:padding-bottom="0.156cm" fo:padding-left="0.281cm" fo:padding-right="0.281cm" draw:shadow="hidden"/>
    </style:style>
    <style:style style:name="gr20" style:family="graphic" style:parent-style-name="objectwithoutfill">
      <style:graphic-properties svg:stroke-width="0.035cm" svg:stroke-color="#468a1a" draw:marker-start-width="0.252cm" draw:marker-end="Arrowheads_20_1" draw:marker-end-width="0.352cm" draw:fill="none" draw:textarea-vertical-align="middle" fo:padding-top="0.142cm" fo:padding-bottom="0.142cm" fo:padding-left="0.267cm" fo:padding-right="0.267cm"/>
      <style:paragraph-properties style:writing-mode="lr-tb"/>
    </style:style>
    <style:style style:name="gr21"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paragraph-properties style:writing-mode="lr-tb"/>
    </style:style>
    <style:style style:name="gr22" style:family="graphic" style:parent-style-name="standard">
      <style:graphic-properties draw:stroke="none" svg:stroke-width="0cm" svg:stroke-color="#111111" draw:marker-start-width="0.242cm" draw:marker-end-width="0.242cm" draw:fill="solid" draw:fill-color="#111111" draw:opacity="100%" draw:textarea-horizontal-align="justify" draw:textarea-vertical-align="middle" draw:auto-grow-height="false" fo:min-height="2.226cm" fo:min-width="5.864cm" fo:padding-top="0.139cm" fo:padding-bottom="0.139cm" fo:padding-left="0.264cm" fo:padding-right="0.264cm" draw:shadow="hidden"/>
    </style:style>
    <style:style style:name="gr23"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5cm" fo:min-width="1.5cm" fo:padding-top="0.142cm" fo:padding-bottom="0.142cm" fo:padding-left="0.267cm" fo:padding-right="0.267cm"/>
      <style:paragraph-properties style:writing-mode="lr-tb"/>
    </style:style>
    <style:style style:name="gr2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222cm" fo:min-width="1.388cm" fo:padding-top="0.142cm" fo:padding-bottom="0.142cm" fo:padding-left="0.267cm" fo:padding-right="0.267cm"/>
      <style:paragraph-properties style:writing-mode="lr-tb"/>
    </style:style>
    <style:style style:name="gr2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222cm" fo:min-width="1.544cm" fo:padding-top="0.142cm" fo:padding-bottom="0.142cm" fo:padding-left="0.267cm" fo:padding-right="0.267cm"/>
      <style:paragraph-properties style:writing-mode="lr-tb"/>
    </style:style>
    <style:style style:name="gr26" style:family="graphic" style:parent-style-name="objectwithoutfill">
      <style:graphic-properties svg:stroke-width="0.035cm" svg:stroke-color="#000000" draw:marker-start-width="0.252cm" draw:marker-end="Arrowheads_20_2" draw:marker-end-width="0.352cm" draw:fill="none" draw:textarea-vertical-align="middle" fo:padding-top="0.142cm" fo:padding-bottom="0.142cm" fo:padding-left="0.267cm" fo:padding-right="0.267cm"/>
    </style:style>
    <style:style style:name="gr2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28"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29" style:family="graphic" style:parent-style-name="objectwithoutfill">
      <style:graphic-properties draw:stroke="dash" draw:stroke-dash="Long_20_Dash_20__28_Rounded_29_" svg:stroke-width="0.035cm" svg:stroke-color="#000000" draw:marker-start-width="0.252cm" draw:marker-end="Arrowheads_20_2" draw:marker-end-width="0.352cm" svg:stroke-linecap="round" draw:fill="none" draw:textarea-vertical-align="middle" fo:padding-top="0.142cm" fo:padding-bottom="0.142cm" fo:padding-left="0.267cm" fo:padding-right="0.267cm"/>
    </style:style>
    <style:style style:name="gr30"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966cm" fo:padding-top="0.142cm" fo:padding-bottom="0.142cm" fo:padding-left="0.267cm" fo:padding-right="0.267cm"/>
      <style:paragraph-properties style:writing-mode="lr-tb"/>
    </style:style>
    <style:style style:name="gr31"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32"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33"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34"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16cm" fo:min-width="3.716cm" fo:padding-top="0.142cm" fo:padding-bottom="0.142cm" fo:padding-left="0.267cm" fo:padding-right="0.267cm"/>
      <style:paragraph-properties style:writing-mode="lr-tb"/>
    </style:style>
    <style:style style:name="gr35"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36"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16cm" fo:min-width="2.317cm" fo:padding-top="0.142cm" fo:padding-bottom="0.142cm" fo:padding-left="0.267cm" fo:padding-right="0.267cm"/>
      <style:paragraph-properties style:writing-mode="lr-tb"/>
    </style:style>
    <style:style style:name="gr37"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38"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2.216cm" fo:padding-top="0.142cm" fo:padding-bottom="0.142cm" fo:padding-left="0.267cm" fo:padding-right="0.267cm"/>
      <style:paragraph-properties style:writing-mode="lr-tb"/>
    </style:style>
    <style:style style:name="gr39"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40"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41"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42" style:family="graphic" style:parent-style-name="objectwithoutfill">
      <style:graphic-properties draw:stroke="dash" draw:stroke-dash="Dot" svg:stroke-width="0.035cm" svg:stroke-color="#000000" draw:marker-start-width="0.252cm" draw:marker-end="Arrowheads_20_2" draw:marker-end-width="0.352cm" svg:stroke-linecap="butt" draw:fill="none" draw:textarea-vertical-align="middle" fo:padding-top="0.142cm" fo:padding-bottom="0.142cm" fo:padding-left="0.267cm" fo:padding-right="0.267cm"/>
    </style:style>
    <style:style style:name="gr43" style:family="graphic" style:parent-style-name="objectwithoutfill">
      <style:graphic-properties draw:stroke="dash" draw:stroke-dash="Dot" svg:stroke-width="0.035cm" svg:stroke-color="#000000" draw:marker-start-width="0.252cm" draw:marker-end-width="0.252cm" svg:stroke-linecap="butt" draw:fill="none" draw:textarea-vertical-align="middle" fo:padding-top="0.142cm" fo:padding-bottom="0.142cm" fo:padding-left="0.267cm" fo:padding-right="0.267cm"/>
    </style:style>
    <style:style style:name="gr44"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45"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46"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4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88cm" fo:min-width="1.354cm" fo:padding-top="0.142cm" fo:padding-bottom="0.142cm" fo:padding-left="0.267cm" fo:padding-right="0.267cm"/>
      <style:paragraph-properties style:writing-mode="lr-tb"/>
    </style:style>
    <style:style style:name="gr48"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49" style:family="graphic" style:parent-style-name="objectwithoutfill">
      <style:graphic-properties draw:stroke="dash" draw:stroke-dash="Dot" svg:stroke-width="0.035cm" svg:stroke-color="#000000" draw:marker-start-width="0.252cm" draw:marker-end="" draw:marker-end-width="0.352cm" svg:stroke-linecap="butt" draw:fill="none" draw:textarea-vertical-align="middle" fo:padding-top="0.142cm" fo:padding-bottom="0.142cm" fo:padding-left="0.267cm" fo:padding-right="0.267cm"/>
    </style:style>
    <style:style style:name="gr50" style:family="graphic" style:parent-style-name="objectwithoutfill">
      <style:graphic-properties draw:stroke="dash" draw:stroke-dash="Dash_20__28_Rounded_29_" svg:stroke-linecap="round"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2.22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1.619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1.937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239cm" fo:min-width="0.404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239cm" fo:min-width="0.345cm"/>
      <style:paragraph-properties style:writing-mode="lr-tb"/>
    </style:style>
    <style:style style:name="gr56" style:family="graphic" style:parent-style-name="standard" style:list-style-name="L1">
      <style:graphic-properties draw:stroke="none" svg:stroke-color="#000000" draw:fill="none" draw:fill-color="#ffffff" draw:textarea-horizontal-align="left" draw:auto-grow-height="true" draw:auto-grow-width="false" fo:min-height="0.239cm" fo:min-width="0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239cm" fo:min-width="0.997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239cm" fo:min-width="0.595cm"/>
      <style:paragraph-properties style:writing-mode="lr-tb"/>
    </style:style>
    <style:style style:name="gr59" style:family="graphic" style:parent-style-name="standard" style:list-style-name="L1">
      <style:graphic-properties draw:stroke="none" svg:stroke-color="#000000" draw:fill="none" draw:fill-color="#ffffff" draw:textarea-horizontal-align="left" draw:auto-grow-height="true" draw:auto-grow-width="false" fo:min-height="0.239cm" fo:min-width="0cm"/>
      <style:paragraph-properties style:writing-mode="lr-tb"/>
    </style:style>
    <style:style style:name="gr60"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61"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62" style:family="graphic" style:parent-style-name="objectwithoutfill">
      <style:graphic-properties svg:stroke-width="0.028cm" svg:stroke-color="#000000" draw:marker-start-width="0.242cm" draw:marker-end="Arrowheads_20_3" draw:marker-end-width="0.342cm" draw:fill="none" draw:textarea-vertical-align="middle" fo:padding-top="0.139cm" fo:padding-bottom="0.139cm" fo:padding-left="0.264cm" fo:padding-right="0.264cm"/>
    </style:style>
    <style:style style:name="P1" style:family="paragraph">
      <loext:graphic-properties draw:fill="none"/>
      <style:paragraph-properties fo:text-align="center"/>
    </style:style>
    <style:style style:name="P2" style:family="paragraph">
      <loext:graphic-properties draw:fill="none"/>
      <style:paragraph-properties fo:text-align="center" style:writing-mode="lr-tb"/>
    </style:style>
    <style:style style:name="P3" style:family="paragraph">
      <style:paragraph-properties fo:text-align="center" style:writing-mode="lr-tb"/>
    </style:style>
    <style:style style:name="P4" style:family="paragraph">
      <loext:graphic-properties draw:fill="solid" draw:fill-color="#ffffff"/>
      <style:paragraph-properties fo:text-align="center" style:writing-mode="lr-tb"/>
    </style:style>
    <style:style style:name="P5" style:family="paragraph">
      <loext:graphic-properties draw:fill="solid" draw:fill-color="#000000" draw:opacity="100%"/>
      <style:paragraph-properties fo:text-align="center"/>
    </style:style>
    <style:style style:name="P6" style:family="paragraph">
      <loext:graphic-properties draw:fill="none" draw:fill-color="#ffffff"/>
      <style:paragraph-properties style:writing-mode="lr-tb"/>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paragraph-properties fo:margin-left="0cm" fo:margin-right="0cm" fo:margin-top="0cm" fo:margin-bottom="0cm" fo:line-height="100%" fo:text-indent="0cm" style:writing-mode="lr-tb"/>
    </style:style>
    <style:style style:name="P9" style:family="paragraph">
      <loext:graphic-properties draw:fill="none" draw:fill-color="#ffffff"/>
      <style:paragraph-properties style:writing-mode="lr-tb"/>
      <style:text-properties style:text-underline-style="solid" style:text-underline-width="auto" style:text-underline-color="font-color"/>
    </style:style>
    <style:style style:name="P10" style:family="paragraph">
      <loext:graphic-properties draw:fill="none" draw:fill-color="#ffffff"/>
      <style:paragraph-properties style:writing-mode="lr-tb"/>
      <style:text-properties fo:color="#000000" loext:opacity="100%"/>
    </style:style>
    <style:style style:name="P11" style:family="paragraph">
      <style:paragraph-properties fo:margin-left="0cm" fo:margin-right="0cm" fo:margin-top="0cm" fo:margin-bottom="0cm" fo:line-height="100%" fo:text-align="center" fo:text-indent="0cm" style:writing-mode="lr-tb"/>
      <style:text-properties fo:color="#000000" loext:opacity="100%"/>
    </style:style>
    <style:style style:name="P12" style:family="paragraph">
      <loext:graphic-properties draw:fill="solid" draw:fill-color="#ffffff"/>
      <style:paragraph-properties fo:margin-left="0cm" fo:margin-right="0cm" fo:margin-top="0cm" fo:margin-bottom="0cm" fo:line-height="100%" fo:text-align="center" fo:text-indent="0cm" style:writing-mode="lr-tb"/>
      <style:text-properties fo:color="#000000" loext:opacity="100%"/>
    </style:style>
    <style:style style:name="P13" style:family="paragraph">
      <loext:graphic-properties draw:fill="none"/>
      <style:paragraph-properties fo:text-align="center" style:writing-mode="lr-tb"/>
      <style:text-properties fo:color="#000000" loext:opacity="100%"/>
    </style:style>
    <style:style style:name="P14" style:family="paragraph">
      <style:paragraph-properties fo:text-align="center" style:writing-mode="lr-tb"/>
      <style:text-properties fo:color="#468a1a" loext:opacity="100%"/>
    </style:style>
    <style:style style:name="P15" style:family="paragraph">
      <loext:graphic-properties draw:fill="solid" draw:fill-color="#ffffff"/>
      <style:paragraph-properties fo:text-align="center" style:writing-mode="lr-tb"/>
      <style:text-properties fo:color="#468a1a" loext:opacity="100%"/>
    </style:style>
    <style:style style:name="P16" style:family="paragraph">
      <style:paragraph-properties fo:margin-left="0.1cm" fo:margin-right="0cm" fo:margin-top="0cm" fo:margin-bottom="0cm" fo:line-height="100%" fo:text-align="center" fo:text-indent="0cm" style:writing-mode="lr-tb"/>
      <style:text-properties fo:color="#468a1a" loext:opacity="100%"/>
    </style:style>
    <style:style style:name="P17" style:family="paragraph">
      <loext:graphic-properties draw:fill="solid" draw:fill-color="#ffffff"/>
      <style:paragraph-properties fo:margin-left="0.1cm" fo:margin-right="0cm" fo:margin-top="0cm" fo:margin-bottom="0cm" fo:line-height="100%" fo:text-align="center" fo:text-indent="0cm" style:writing-mode="lr-tb"/>
      <style:text-properties fo:color="#468a1a" loext:opacity="100%"/>
    </style:style>
    <style:style style:name="P18" style:family="paragraph">
      <loext:graphic-properties draw:fill="none"/>
      <style:paragraph-properties fo:margin-left="0.1cm" fo:margin-right="0cm" fo:text-align="center" fo:text-indent="0cm" style:writing-mode="lr-tb"/>
      <style:text-properties fo:color="#000000" loext:opacity="100%"/>
    </style:style>
    <style:style style:name="P19" style:family="paragraph">
      <style:paragraph-properties fo:margin-left="0.1cm" fo:margin-right="0cm" fo:text-indent="0cm"/>
    </style:style>
    <style:style style:name="P20" style:family="paragraph">
      <loext:graphic-properties draw:fill="none" draw:fill-color="#ffffff"/>
      <style:paragraph-properties fo:margin-left="0.1cm" fo:margin-right="0cm" fo:text-indent="0cm" style:writing-mode="lr-tb"/>
      <style:text-properties fo:color="#000000" loext:opacity="100%"/>
    </style:style>
    <style:style style:name="P21" style:family="paragraph">
      <style:paragraph-properties fo:margin-left="0.1cm" fo:margin-right="0cm" fo:text-align="center" fo:text-indent="0cm" style:writing-mode="lr-tb"/>
    </style:style>
    <style:style style:name="P22" style:family="paragraph">
      <loext:graphic-properties draw:fill="solid" draw:fill-color="#111111" draw:opacity="100%"/>
      <style:paragraph-properties fo:text-align="center"/>
    </style:style>
    <style:style style:name="P23" style:family="paragraph">
      <loext:graphic-properties draw:fill-color="#ffffff"/>
      <style:paragraph-properties fo:text-align="center" style:writing-mode="lr-tb"/>
    </style:style>
    <style:style style:name="P24" style:family="paragraph">
      <style:paragraph-properties fo:text-align="center" style:writing-mode="lr-tb"/>
      <style:text-properties fo:font-size="7pt" style:font-size-asian="7pt" style:font-size-complex="7pt"/>
    </style:style>
    <style:style style:name="P25" style:family="paragraph">
      <loext:graphic-properties draw:fill-color="#ffffff"/>
      <style:paragraph-properties fo:text-align="center" style:writing-mode="lr-tb"/>
      <style:text-properties fo:font-size="7pt" style:font-size-asian="7pt" style:font-size-complex="7pt"/>
    </style:style>
    <style:style style:name="P26" style:family="paragraph">
      <style:paragraph-properties fo:margin-left="0cm" fo:margin-right="0cm" fo:margin-top="0cm" fo:margin-bottom="0cm" fo:line-height="100%" fo:text-align="center" fo:text-indent="0cm" style:writing-mode="lr-tb"/>
    </style:style>
    <style:style style:name="P27" style:family="paragraph">
      <loext:graphic-properties draw:fill-color="#ffffff"/>
      <style:paragraph-properties fo:margin-left="0cm" fo:margin-right="0cm" fo:margin-top="0cm" fo:margin-bottom="0cm" fo:line-height="100%" fo:text-align="center" fo:text-indent="0cm" style:writing-mode="lr-tb"/>
    </style:style>
    <style:style style:name="P28" style:family="paragraph">
      <loext:graphic-properties draw:fill="none" draw:fill-color="#ffffff"/>
      <style:paragraph-properties style:writing-mode="lr-tb"/>
      <style:text-properties fo:font-size="6pt" style:font-size-asian="6pt" style:font-size-complex="6pt"/>
    </style:style>
    <style:style style:name="P29" style:family="paragraph">
      <loext:graphic-properties draw:fill="none" draw:fill-color="#ffffff"/>
      <style:paragraph-properties style:writing-mode="lr-tb"/>
      <style:text-properties fo:color="#808080" loext:opacity="100%" fo:font-size="6pt" style:font-size-asian="6pt" style:font-size-complex="6pt"/>
    </style:style>
    <style:style style:name="P30" style:family="paragraph">
      <loext:graphic-properties draw:fill="none" draw:fill-color="#ffffff"/>
      <style:paragraph-properties fo:margin-left="0cm" fo:margin-right="0cm" fo:margin-top="0cm" fo:margin-bottom="0cm" fo:line-height="100%" fo:text-indent="0cm" style:writing-mode="lr-tb"/>
      <style:text-properties fo:color="#808080" loext:opacity="100%" fo:font-size="6pt" style:font-size-asian="6pt" style:font-size-complex="6pt"/>
    </style:style>
    <style:style style:name="T1" style:family="text">
      <style:text-properties fo:font-size="7pt" style:font-size-asian="7pt" style:font-size-complex="7pt"/>
    </style:style>
    <style:style style:name="T2" style:family="text">
      <style:text-properties fo:font-size="6pt" style:font-size-asian="6pt" style:font-size-complex="6pt"/>
    </style:style>
    <style:style style:name="T3"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DejaVu Sans"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4" style:family="text">
      <style:text-properties style:text-underline-style="solid" style:text-underline-width="auto" style:text-underline-color="font-color"/>
    </style:style>
    <style:style style:name="T5" style:family="text">
      <style:text-properties fo:color="#000000" loext:opacity="100%" fo:font-size="6pt" style:font-size-asian="6pt" style:font-size-complex="6pt"/>
    </style:style>
    <style:style style:name="T6" style:family="text">
      <style:text-properties fo:color="#000000" loext:opacity="100%" fo:font-size="7pt" style:font-size-asian="7pt" style:font-size-complex="7pt"/>
    </style:style>
    <style:style style:name="T7" style:family="text">
      <style:text-properties fo:color="#468a1a" loext:opacity="100%" fo:font-size="7pt" style:font-size-asian="7pt" style:font-size-complex="7pt"/>
    </style:style>
    <style:style style:name="T8" style:family="text">
      <style:text-properties fo:color="#000000" loext:opacity="100%"/>
    </style:style>
    <style:style style:name="T9"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DejaVu Sans"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10" style:family="text">
      <style:text-properties fo:color="#808080" loext:opacity="100%" fo:font-size="6pt" style:font-size-asian="6pt" style:font-size-complex="6pt"/>
    </style:style>
    <style:style style:name="T11" style:family="text">
      <style:text-properties fo:font-variant="normal" fo:text-transform="none" fo:color="#808080" loext:opacity="100%" style:text-outline="false" style:text-line-through-style="none" style:text-line-through-type="none" style:font-name="Liberation Sans" fo:font-size="6pt" fo:font-style="normal" fo:text-shadow="none" style:text-underline-style="none" fo:font-weight="normal" style:letter-kerning="true" style:font-name-asian="DejaVu Sans"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9cm" svg:height="0.908cm" svg:x="9.838cm" svg:y="1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5.435cm" svg:y1="7.817cm" svg:x2="7.285cm" svg:y2="9.081cm">
          <text:p/>
        </draw:line>
        <draw:custom-shape draw:style-name="gr3" draw:text-style-name="P4" draw:layer="layout" svg:width="2.5cm" svg:height="1cm" svg:x="3.375cm" svg:y="3cm">
          <text:p text:style-name="P3"><text:span text:style-name="T1">Fermé</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3.375cm" svg:y="4.964cm">
          <text:p text:style-name="P3"><text:span text:style-name="T1">En attent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3.375cm" svg:y="6.929cm">
          <text:p text:style-name="P3"><text:span text:style-name="T1">Attente ACK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3.375cm" svg:y="8.905cm">
          <text:p text:style-name="P3"><text:span text:style-name="T1">Connexion </text:span><text:span text:style-name="T1">établie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3.375cm" svg:y="10.87cm">
          <text:p text:style-name="P3"><text:span text:style-name="T1">Attente ACK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 draw:text-style-name="P5" draw:layer="layout" svg:width="1.322cm" svg:height="7.858cm" svg:x="2.022cm" svg:y="5.5cm" svg:viewBox="0 0 1323 7859" svg:d="M1323 28c-107 6-214 50-317 131-113 88-220 219-322 389-101 171-195 380-277 619-82 240-154 512-213 808-117 595-179 1269-179 1955 0 685 62 1359 179 1954 59 296 131 568 213 808 82 239 176 448 277 620 102 170 209 301 322 388 103 81 210 125 317 131v28c-110-5-218-52-323-133-114-89-224-221-326-394-103-173-197-383-279-625-84-242-156-515-215-814-118-597-180-1274-180-1963 0-690 62-1367 180-1963 59-300 131-573 215-815 82-242 176-452 279-623 102-175 212-307 326-396 105-81 213-126 323-133z">
          <text:p/>
        </draw:path>
        <draw:custom-shape draw:style-name="gr3" draw:text-style-name="P4" draw:layer="layout" svg:width="2.5cm" svg:height="1cm" svg:x="3.375cm" svg:y="12.834cm">
          <text:p text:style-name="P3"><text:span text:style-name="T1">Fermé</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4.625cm" svg:y1="11.881cm" svg:x2="4.625cm" svg:y2="12.834cm">
          <text:p/>
        </draw:line>
        <draw:frame draw:style-name="gr6" draw:text-style-name="P6" draw:layer="layout" svg:width="1.25cm" svg:height="0.5cm" svg:x="4.65cm" svg:y="12.045cm">
          <draw:text-box>
            <text:p><text:span text:style-name="T2">ACK / -</text:span></text:p>
          </draw:text-box>
        </draw:frame>
        <draw:line draw:style-name="gr5" draw:text-style-name="P1" draw:layer="layout" svg:x1="4.625cm" svg:y1="9.915cm" svg:x2="4.625cm" svg:y2="10.868cm">
          <text:p/>
        </draw:line>
        <draw:line draw:style-name="gr5" draw:text-style-name="P2" draw:layer="layout" svg:x1="4.625cm" svg:y1="7.946cm" svg:x2="4.625cm" svg:y2="8.899cm">
          <text:p/>
        </draw:line>
        <draw:line draw:style-name="gr5" draw:text-style-name="P2" draw:layer="layout" svg:x1="4.625cm" svg:y1="5.977cm" svg:x2="4.625cm" svg:y2="6.93cm">
          <text:p/>
        </draw:line>
        <draw:line draw:style-name="gr5" draw:text-style-name="P2" draw:layer="layout" svg:x1="4.625cm" svg:y1="4.008cm" svg:x2="4.625cm" svg:y2="4.961cm">
          <text:p/>
        </draw:line>
        <draw:frame draw:style-name="gr7" draw:text-style-name="P6" draw:layer="layout" svg:width="1.75cm" svg:height="0.727cm" svg:x="4.65cm" svg:y="10.084cm">
          <draw:text-box>
            <text:p><text:span text:style-name="T2">Close / FIN</text:span></text:p>
          </draw:text-box>
        </draw:frame>
        <draw:frame draw:style-name="gr8" draw:text-style-name="P8" draw:layer="layout" svg:width="2cm" svg:height="0.727cm" svg:x="4.65cm" svg:y="8.1cm">
          <draw:text-box>
            <text:p text:style-name="P7"><text:span text:style-name="T3">ACK / </text:span><text:span text:style-name="T2">Fork</text:span></text:p>
          </draw:text-box>
        </draw:frame>
        <draw:frame draw:style-name="gr7" draw:text-style-name="P6" draw:layer="layout" svg:width="2.25cm" svg:height="0.727cm" svg:x="4.65cm" svg:y="6.153cm">
          <draw:text-box>
            <text:p><text:span text:style-name="T2">SYN / SYN ACK</text:span></text:p>
          </draw:text-box>
        </draw:frame>
        <draw:frame draw:style-name="gr9" draw:text-style-name="P6" draw:layer="layout" svg:width="2cm" svg:height="0.489cm" svg:x="4.65cm" svg:y="4.154cm">
          <draw:text-box>
            <text:p><text:span text:style-name="T2">- / Listen</text:span></text:p>
          </draw:text-box>
        </draw:frame>
        <draw:line draw:style-name="gr5" draw:text-style-name="P2" draw:layer="layout" svg:x1="3.053cm" svg:y1="5.617cm" svg:x2="3.4cm" svg:y2="5.498cm">
          <text:p/>
        </draw:line>
        <draw:frame draw:style-name="gr10" draw:text-style-name="P9" draw:layer="layout" svg:width="3cm" svg:height="1cm" svg:x="3.4cm" svg:y="1.75cm">
          <draw:text-box>
            <text:p><text:span text:style-name="T4">Serveur</text:span></text:p>
          </draw:text-box>
        </draw:frame>
        <draw:frame draw:style-name="gr7" draw:text-style-name="P10" draw:layer="layout" svg:width="3cm" svg:height="0.727cm" svg:x="16.5cm" svg:y="10.05cm">
          <draw:text-box>
            <text:p><text:span text:style-name="T5">Finaliser la partie / FIN</text:span></text:p>
          </draw:text-box>
        </draw:frame>
        <draw:custom-shape draw:style-name="gr3" draw:text-style-name="P4" draw:layer="layout" svg:width="2.5cm" svg:height="1cm" svg:x="14.914cm" svg:y="3.015cm">
          <text:p text:style-name="P3"><text:span text:style-name="T1">Fermé</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14.914cm" svg:y="4.979cm">
          <text:p text:style-name="P3"><text:span text:style-name="T1">En attente SY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14.914cm" svg:y="6.942cm">
          <text:p text:style-name="P3"><text:span text:style-name="T1">Connexion établie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16.164cm" svg:y1="9.852cm" svg:x2="16.164cm" svg:y2="10.805cm">
          <text:p/>
        </draw:line>
        <draw:line draw:style-name="gr5" draw:text-style-name="P2" draw:layer="layout" svg:x1="16.164cm" svg:y1="5.992cm" svg:x2="16.164cm" svg:y2="6.945cm">
          <text:p/>
        </draw:line>
        <draw:line draw:style-name="gr5" draw:text-style-name="P2" draw:layer="layout" svg:x1="16.164cm" svg:y1="4.023cm" svg:x2="16.164cm" svg:y2="4.976cm">
          <text:p/>
        </draw:line>
        <draw:frame draw:style-name="gr7" draw:text-style-name="P6" draw:layer="layout" svg:width="2.25cm" svg:height="0.727cm" svg:x="16.25cm" svg:y="6.168cm">
          <draw:text-box>
            <text:p><text:span text:style-name="T2">SYN ACK / ACK</text:span></text:p>
          </draw:text-box>
        </draw:frame>
        <draw:frame draw:style-name="gr9" draw:text-style-name="P6" draw:layer="layout" svg:width="2cm" svg:height="0.489cm" svg:x="16.25cm" svg:y="4.169cm">
          <draw:text-box>
            <text:p><text:span text:style-name="T2">Connect / SYN</text:span></text:p>
          </draw:text-box>
        </draw:frame>
        <draw:frame draw:style-name="gr10" draw:text-style-name="P9" draw:layer="layout" svg:width="3cm" svg:height="1cm" svg:x="15.242cm" svg:y="1.765cm">
          <draw:text-box>
            <text:p><text:span text:style-name="T4">Client</text:span></text:p>
          </draw:text-box>
        </draw:frame>
        <draw:custom-shape draw:style-name="gr11" draw:text-style-name="P12" draw:layer="layout" svg:width="2.5cm" svg:height="1cm" svg:x="14.914cm" svg:y="12.737cm">
          <text:p text:style-name="P11"><text:span text:style-name="T6">Ferm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0" draw:layer="layout" svg:width="1.25cm" svg:height="0.489cm" svg:x="14.675cm" svg:y="12.084cm">
          <draw:text-box>
            <text:p><text:span text:style-name="T5">ACK / -</text:span></text:p>
          </draw:text-box>
        </draw:frame>
        <draw:line draw:style-name="gr5" draw:text-style-name="P13" draw:layer="layout" svg:x1="16.063cm" svg:y1="11.633cm" svg:x2="16.266cm" svg:y2="11.497cm">
          <text:p/>
        </draw:line>
        <draw:line draw:style-name="gr5" draw:text-style-name="P13" draw:layer="layout" svg:x1="16.164cm" svg:y1="11.781cm" svg:x2="16.164cm" svg:y2="12.737cm">
          <text:p/>
        </draw:line>
        <draw:frame draw:style-name="gr9" draw:text-style-name="P10" draw:layer="layout" svg:width="2.5cm" svg:height="0.489cm" svg:x="13.198cm" svg:y="10.424cm">
          <draw:text-box>
            <text:p><text:span text:style-name="T5">FIN / ACK</text:span></text:p>
          </draw:text-box>
        </draw:frame>
        <draw:line draw:style-name="gr2" draw:text-style-name="P2" draw:layer="layout" svg:x1="8.321cm" svg:y1="10cm" svg:x2="8.694cm" svg:y2="11.05cm">
          <text:p/>
        </draw:line>
        <draw:custom-shape draw:style-name="gr12" draw:text-style-name="P15" draw:layer="layout" svg:width="2.5cm" svg:height="1cm" svg:x="6.75cm" svg:y="9cm">
          <text:p text:style-name="P14"><text:span text:style-name="T7">Connexion établi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6" draw:layer="layout" svg:width="4.2cm" svg:height="0.727cm" svg:x="8.3cm" svg:y="10.023cm">
          <draw:text-box>
            <text:p><text:span text:style-name="T2">- / Initier partie, Fermer socket serveur</text:span></text:p>
          </draw:text-box>
        </draw:frame>
        <draw:frame draw:style-name="gr9" draw:text-style-name="P6" draw:layer="layout" svg:width="2.512cm" svg:height="0.489cm" svg:x="6.488cm" svg:y="12.297cm">
          <draw:text-box>
            <text:p><text:span text:style-name="T2">Finaliser partie / FIN</text:span></text:p>
          </draw:text-box>
        </draw:frame>
        <draw:custom-shape draw:style-name="gr13" draw:text-style-name="P17" draw:layer="layout" svg:width="2.5cm" svg:height="1cm" svg:x="7.561cm" svg:y="13.388cm">
          <text:p text:style-name="P16"><text:span text:style-name="T7">Attente 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8" draw:layer="layout" svg:x1="8.811cm" svg:y1="14.388cm" svg:x2="8.811cm" svg:y2="15.388cm">
          <text:p/>
        </draw:line>
        <draw:custom-shape draw:style-name="gr14" draw:text-style-name="P17" draw:layer="layout" svg:width="2.5cm" svg:height="1cm" svg:x="7.561cm" svg:y="15.388cm">
          <text:p text:style-name="P16"><text:span text:style-name="T7">Ferm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0" draw:layer="layout" svg:width="1.762cm" svg:height="0.489cm" svg:x="9.988cm" svg:y="13.038cm">
          <draw:text-box>
            <text:p text:style-name="P19"><text:span text:style-name="T5">FIN / ACK</text:span></text:p>
          </draw:text-box>
        </draw:frame>
        <draw:frame draw:style-name="gr7" draw:text-style-name="P20" draw:layer="layout" svg:width="1.35cm" svg:height="0.727cm" svg:x="9.029cm" svg:y="14.661cm">
          <draw:text-box>
            <text:p text:style-name="P19"><text:span text:style-name="T5">ACK / -</text:span></text:p>
          </draw:text-box>
        </draw:frame>
        <draw:line draw:style-name="gr2" draw:text-style-name="P18" draw:layer="layout" svg:x1="10.207cm" svg:y1="14.32cm" svg:x2="9.9cm" svg:y2="14.147cm">
          <text:p/>
        </draw:line>
        <draw:custom-shape draw:style-name="gr15" draw:text-style-name="P1" draw:layer="layout" svg:width="1.469cm" svg:height="0.908cm" svg:x="13.78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2" draw:layer="layout" svg:width="2.5cm" svg:height="1cm" svg:x="14.914cm" svg:y="10.781cm">
          <text:p text:style-name="P11"><text:span text:style-name="T6">Attente AC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4" draw:layer="layout" svg:width="2.695cm" svg:height="1cm" svg:x="14.818cm" svg:y="8.869cm">
          <text:p text:style-name="P3"><text:span text:style-name="T1">Partie en </text:span><text:span text:style-name="T1">cour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16.173cm" svg:y1="7.919cm" svg:x2="16.173cm" svg:y2="8.872cm">
          <text:p/>
        </draw:line>
        <draw:frame draw:style-name="gr7" draw:text-style-name="P6" draw:layer="layout" svg:width="2.25cm" svg:height="0.727cm" svg:x="16.259cm" svg:y="8.095cm">
          <draw:text-box>
            <text:p><text:span text:style-name="T2">Initier partie / -</text:span></text:p>
          </draw:text-box>
        </draw:frame>
        <draw:custom-shape draw:style-name="gr18" draw:text-style-name="P17" draw:layer="layout" svg:width="2.895cm" svg:height="1cm" svg:x="7.355cm" svg:y="11.053cm">
          <text:p text:style-name="P16"><text:span text:style-name="T7">Partie en </text:span><text:span text:style-name="T7">cou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8.837cm" svg:y1="12.053cm" svg:x2="8.837cm" svg:y2="13.358cm">
          <text:p/>
        </draw:line>
        <draw:path draw:style-name="gr19" draw:text-style-name="P5" draw:layer="layout" svg:width="0.699cm" svg:height="1.967cm" draw:transform="rotate (-3.14159265358979) translate (7.588cm 15.869cm)" svg:viewBox="0 0 700 1968" svg:d="M0 7c57 2 113 13 168 32 59 23 116 55 170 98s103 95 146 155c44 60 82 128 113 203 62 149 95 317 95 489s-33 340-95 489c-31 75-69 143-113 203-43 60-92 112-146 155s-111 75-170 98c-55 19-111 30-168 32v7c58-1 116-13 171-33 60-23 118-56 172-99 55-43 105-96 148-156 45-61 82-129 114-204 62-150 95-320 95-492s-33-342-95-491c-32-76-69-144-114-205-43-60-93-113-148-156-54-43-112-76-172-99-55-20-113-31-171-33z">
          <text:p/>
        </draw:path>
        <draw:line draw:style-name="gr20" draw:text-style-name="P18" draw:layer="layout" svg:x1="7.337cm" svg:y1="15.776cm" svg:x2="7.594cm" svg:y2="15.878cm">
          <text:p text:style-name="P21"><text:span text:style-name="T8"><text:s text:c="6"/></text:span></text:p>
        </draw:line>
        <draw:frame draw:style-name="gr7" draw:text-style-name="P20" draw:layer="layout" svg:width="2.262cm" svg:height="0.727cm" svg:x="4.738cm" svg:y="14.573cm">
          <draw:text-box>
            <text:p text:style-name="P19"><text:span text:style-name="T5">FIN+ACK / ACK</text:span></text:p>
          </draw:text-box>
        </draw:frame>
        <draw:line draw:style-name="gr5" draw:text-style-name="P18" draw:layer="layout" svg:x1="14.84cm" svg:y1="11.66cm" svg:x2="15.101cm" svg:y2="11.53cm">
          <text:p/>
        </draw:line>
        <draw:g>
          <draw:path draw:style-name="gr4" draw:text-style-name="P5" draw:layer="layout" svg:width="0.699cm" svg:height="1.967cm" draw:transform="rotate (-3.14159265358979) translate (18.12cm 13.232cm)" svg:viewBox="0 0 700 1968" svg:d="M700 7c-57 2-113 13-168 32-59 23-116 55-170 98s-103 95-146 155c-44 60-82 128-113 203-62 149-95 317-95 489s33 340 95 489c31 75 69 143 113 203 43 60 92 112 146 155s111 75 170 98c55 19 111 30 168 32v7c-58-1-116-13-171-33-60-23-118-56-172-99-55-43-105-96-148-156-45-61-82-129-114-204-62-150-95-320-95-492s33-342 95-491c32-76 69-144 114-205 43-60 93-113 148-156 54-43 112-76 172-99 55-20 113-31 171-33z">
            <text:p/>
          </draw:path>
          <draw:line draw:style-name="gr21" draw:text-style-name="P18" draw:layer="layout" svg:x1="17.671cm" svg:y1="13.139cm" svg:x2="17.414cm" svg:y2="13.241cm">
            <text:p text:style-name="P21"><text:span text:style-name="T8"><text:s text:c="6"/></text:span></text:p>
          </draw:line>
        </draw:g>
        <draw:frame draw:style-name="gr7" draw:text-style-name="P20" draw:layer="layout" svg:width="2.262cm" svg:height="0.727cm" svg:x="17.948cm" svg:y="12.074cm">
          <draw:text-box>
            <text:p text:style-name="P19"><text:span text:style-name="T5">FIN+ACK / ACK</text:span></text:p>
          </draw:text-box>
        </draw:frame>
        <draw:frame draw:style-name="gr7" draw:text-style-name="P6" draw:layer="layout" svg:width="1.5cm" svg:height="0.727cm" svg:x="1.5cm" svg:y="13cm">
          <draw:text-box>
            <text:p><text:span text:style-name="T2">- / Listen</text:span></text:p>
          </draw:text-box>
        </draw:frame>
      </draw:page>
      <draw:page draw:name="page2" draw:style-name="dp1" draw:master-page-name="Default">
        <draw:path draw:style-name="gr22" draw:text-style-name="P22" draw:layer="layout" svg:width="7.985cm" svg:height="0.813cm" draw:transform="rotate (-3.14159265358979) translate (15.639cm 20.5cm)" svg:viewBox="0 0 7986 814" svg:d="M7756 814c26-12 50-24 72-37 44-25 77-51 100-77 22-26 33-53 33-79 0-27-11-53-33-79-23-26-56-52-100-78-89-51-221-101-395-147-174-47-386-89-630-127s-520-71-822-98c-605-54-1290-82-1988-82s-1383 28-1988 82c-302 27-578 60-822 98s-456 80-630 127c-174 46-306 96-395 147-44 26-77 52-100 78-22 26-33 52-33 79 0 26 11 53 33 79 23 26 56 52 100 77 22 13 46 25 72 37h-33c-21-10-41-21-59-31-46-26-80-53-103-80s-35-55-35-82c0-28 12-55 35-82s57-54 103-80c90-53 225-103 401-150 175-47 389-90 635-128 245-38 523-71 826-98 606-55 1293-83 1993-83s1387 28 1993 83c303 27 581 60 826 98 246 38 460 81 635 128 176 47 311 97 401 150 46 26 80 53 103 80s35 54 35 82c0 27-12 55-35 82s-57 54-103 80c-18 10-38 21-59 31z">
          <text:p/>
        </draw:path>
        <draw:custom-shape draw:style-name="gr23" draw:text-style-name="P23" draw:layer="layout" svg:width="2cm" svg:height="0.5cm" svg:x="5.154cm" svg:y="6.5cm">
          <text:p text:style-name="P3"><text:span text:style-name="T1">initialisation</text:span></text:p>
          <draw:enhanced-geometry svg:viewBox="0 0 21600 21600" draw:type="rectangle" draw:enhanced-path="M 0 0 L 21600 0 21600 21600 0 21600 0 0 Z N"/>
        </draw:custom-shape>
        <draw:custom-shape draw:style-name="gr24" draw:text-style-name="P25" draw:layer="layout" svg:width="3cm" svg:height="0.75cm" svg:x="0.896cm" svg:y="4.25cm">
          <text:p text:style-name="P24"><text:span text:style-name="T1">Niveau de </text:span><text:span text:style-name="T1">difficulté</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25" draw:layer="layout" svg:width="3.25cm" svg:height="0.75cm" svg:x="4.529cm" svg:y="4.25cm">
          <text:p text:style-name="P24"><text:span text:style-name="T1">Séque</text:span><text:span text:style-name="T1">nce </text:span><text:span text:style-name="T1">secrèt</text:span><text:span text:style-name="T1">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23" draw:layer="layout" svg:width="2cm" svg:height="0.5cm" svg:x="5.154cm" svg:y="8.25cm">
          <text:p text:style-name="P3"><text:span text:style-name="T1">t</text:span><text:span text:style-name="T1">e</text:span><text:span text:style-name="T1">x</text:span><text:span text:style-name="T1">t</text:span><text:span text:style-name="T1">e</text:span><text:span text:style-name="T1">A</text:span><text:span text:style-name="T1">S</text:span><text:span text:style-name="T1">e</text:span><text:span text:style-name="T1">q</text:span><text:span text:style-name="T1">I</text:span><text:span text:style-name="T1">n</text:span><text:span text:style-name="T1">t</text:span></text:p>
          <draw:enhanced-geometry svg:viewBox="0 0 21600 21600" draw:type="rectangle" draw:enhanced-path="M 0 0 L 21600 0 21600 21600 0 21600 0 0 Z N"/>
        </draw:custom-shape>
        <draw:line draw:style-name="gr26" draw:text-style-name="P1" draw:layer="layout" svg:x1="6.154cm" svg:y1="8.25cm" svg:x2="6.154cm" svg:y2="7cm">
          <text:p/>
        </draw:line>
        <draw:line draw:style-name="gr26" draw:text-style-name="P1" draw:layer="layout" svg:x1="2.396cm" svg:y1="6.25cm" svg:x2="2.396cm" svg:y2="5cm">
          <text:p/>
        </draw:line>
        <draw:line draw:style-name="gr27" draw:text-style-name="P1" draw:layer="layout" svg:x1="2.385cm" svg:y1="6.235cm" svg:x2="6.146cm" svg:y2="7.75cm">
          <text:p/>
        </draw:line>
        <draw:line draw:style-name="gr26" draw:text-style-name="P1" draw:layer="layout" svg:x1="6.154cm" svg:y1="6.5cm" svg:x2="6.154cm" svg:y2="5cm">
          <text:p/>
        </draw:line>
        <draw:custom-shape draw:style-name="gr28" draw:text-style-name="P23" draw:layer="layout" svg:width="2cm" svg:height="0.5cm" svg:x="5.154cm" svg:y="10.032cm">
          <text:p text:style-name="P3"><text:span text:style-name="T1">Lire</text:span></text:p>
          <draw:enhanced-geometry svg:viewBox="0 0 21600 21600" draw:type="rectangle" draw:enhanced-path="M 0 0 L 21600 0 21600 21600 0 21600 0 0 Z N"/>
        </draw:custom-shape>
        <draw:line draw:style-name="gr26" draw:text-style-name="P1" draw:layer="layout" svg:x1="6.154cm" svg:y1="10.007cm" svg:x2="6.154cm" svg:y2="8.757cm">
          <text:p/>
        </draw:line>
        <draw:line draw:style-name="gr29" draw:text-style-name="P1" draw:layer="layout" svg:x1="6.154cm" svg:y1="12.5cm" svg:x2="6.154cm" svg:y2="10.566cm">
          <text:p/>
        </draw:line>
        <draw:custom-shape draw:style-name="gr28" draw:text-style-name="P23" draw:layer="layout" svg:width="2cm" svg:height="0.5cm" svg:x="5.154cm" svg:y="12.5cm">
          <text:p text:style-name="P3"><text:span text:style-name="T1">Écrire</text:span></text:p>
          <draw:enhanced-geometry svg:viewBox="0 0 21600 21600" draw:type="rectangle" draw:enhanced-path="M 0 0 L 21600 0 21600 21600 0 21600 0 0 Z N"/>
        </draw:custom-shape>
        <draw:custom-shape draw:style-name="gr28" draw:text-style-name="P23" draw:layer="layout" svg:width="2cm" svg:height="0.5cm" svg:x="5.154cm" svg:y="14.252cm">
          <text:p text:style-name="P26"><text:span text:style-name="T1">seqIntATexte</text:span></text:p>
          <draw:enhanced-geometry svg:viewBox="0 0 21600 21600" draw:type="rectangle" draw:enhanced-path="M 0 0 L 21600 0 21600 21600 0 21600 0 0 Z N"/>
        </draw:custom-shape>
        <draw:line draw:style-name="gr26" draw:text-style-name="P1" draw:layer="layout" svg:x1="6.154cm" svg:y1="14.25cm" svg:x2="6.154cm" svg:y2="13cm">
          <text:p/>
        </draw:line>
        <draw:custom-shape draw:style-name="gr30" draw:text-style-name="P23" draw:layer="layout" svg:width="2.5cm" svg:height="0.5cm" svg:x="4.904cm" svg:y="18.052cm">
          <text:p text:style-name="P3"><text:span text:style-name="T1">validationNiveau</text:span></text:p>
          <draw:enhanced-geometry svg:viewBox="0 0 21600 21600" draw:type="rectangle" draw:enhanced-path="M 0 0 L 21600 0 21600 21600 0 21600 0 0 Z N"/>
        </draw:custom-shape>
        <draw:line draw:style-name="gr26" draw:text-style-name="P1" draw:layer="layout" svg:x1="6.154cm" svg:y1="16.25cm" svg:x2="6.154cm" svg:y2="14.75cm">
          <text:p/>
        </draw:line>
        <draw:custom-shape draw:style-name="gr31" draw:text-style-name="P27" draw:layer="layout" svg:width="2.25cm" svg:height="0.5cm" svg:x="5.029cm" svg:y="19.3cm">
          <text:p text:style-name="P26"><text:span text:style-name="T1">scanNiveau</text:span></text:p>
          <draw:enhanced-geometry svg:viewBox="0 0 21600 21600" draw:type="rectangle" draw:enhanced-path="M 0 0 L 21600 0 21600 21600 0 21600 0 0 Z N"/>
        </draw:custom-shape>
        <draw:custom-shape draw:style-name="gr32" draw:text-style-name="P23" draw:layer="layout" svg:width="2.25cm" svg:height="0.5cm" svg:x="2.516cm" svg:y="19.3cm">
          <text:p text:style-name="P3"><text:span text:style-name="T1">printMsgNiveau</text:span></text:p>
          <draw:enhanced-geometry svg:viewBox="0 0 21600 21600" draw:type="rectangle" draw:enhanced-path="M 0 0 L 21600 0 21600 21600 0 21600 0 0 Z N"/>
        </draw:custom-shape>
        <draw:line draw:style-name="gr26" draw:text-style-name="P1" draw:layer="layout" svg:x1="6.154cm" svg:y1="19.3cm" svg:x2="6.154cm" svg:y2="18.55cm">
          <text:p/>
        </draw:line>
        <draw:line draw:style-name="gr26" draw:text-style-name="P1" draw:layer="layout" svg:x1="3.641cm" svg:y1="18.3cm" svg:x2="3.641cm" svg:y2="19.3cm">
          <text:p/>
        </draw:line>
        <draw:line draw:style-name="gr27" draw:text-style-name="P1" draw:layer="layout" svg:x1="3.63cm" svg:y1="18.299cm" svg:x2="4.894cm" svg:y2="18.3cm">
          <text:p/>
        </draw:line>
        <draw:custom-shape draw:style-name="gr28" draw:text-style-name="P23" draw:layer="layout" svg:width="2cm" svg:height="0.5cm" svg:x="0.28cm" svg:y="19.3cm">
          <text:p text:style-name="P3"><text:span text:style-name="T1">printRegles</text:span></text:p>
          <draw:enhanced-geometry svg:viewBox="0 0 21600 21600" draw:type="rectangle" draw:enhanced-path="M 0 0 L 21600 0 21600 21600 0 21600 0 0 Z N"/>
        </draw:custom-shape>
        <draw:custom-shape draw:style-name="gr33" draw:text-style-name="P27" draw:layer="layout" svg:width="2.25cm" svg:height="0.5cm" svg:x="5.029cm" svg:y="16cm">
          <text:p text:style-name="P26"><text:span text:style-name="T1">niveauASeqInt</text:span></text:p>
          <draw:enhanced-geometry svg:viewBox="0 0 21600 21600" draw:type="rectangle" draw:enhanced-path="M 0 0 L 21600 0 21600 21600 0 21600 0 0 Z N"/>
        </draw:custom-shape>
        <draw:line draw:style-name="gr26" draw:text-style-name="P1" draw:layer="layout" svg:x1="6.153cm" svg:y1="18.052cm" svg:x2="6.156cm" svg:y2="16.5cm">
          <text:p/>
        </draw:line>
        <draw:custom-shape draw:style-name="gr34" draw:text-style-name="P23" draw:layer="layout" svg:width="4.25cm" svg:height="0.5cm" svg:x="10.938cm" svg:y="6.5cm">
          <text:p text:style-name="P3"><text:span text:style-name="T1">traitementSéquence</text:span></text:p>
          <draw:enhanced-geometry svg:viewBox="0 0 21600 21600" draw:type="rectangle" draw:enhanced-path="M 0 0 L 21600 0 21600 21600 0 21600 0 0 Z N"/>
        </draw:custom-shape>
        <draw:custom-shape draw:style-name="gr28" draw:text-style-name="P23" draw:layer="layout" svg:width="2cm" svg:height="0.5cm" svg:x="10.851cm" svg:y="8.251cm">
          <text:p text:style-name="P3"><text:span text:style-name="T1">texteASeqInt</text:span></text:p>
          <draw:enhanced-geometry svg:viewBox="0 0 21600 21600" draw:type="rectangle" draw:enhanced-path="M 0 0 L 21600 0 21600 21600 0 21600 0 0 Z N"/>
        </draw:custom-shape>
        <draw:line draw:style-name="gr26" draw:text-style-name="P1" draw:layer="layout" svg:x1="11.851cm" svg:y1="8.251cm" svg:x2="11.851cm" svg:y2="7.001cm">
          <text:p/>
        </draw:line>
        <draw:custom-shape draw:style-name="gr28" draw:text-style-name="P23" draw:layer="layout" svg:width="2cm" svg:height="0.5cm" svg:x="10.851cm" svg:y="10.033cm">
          <text:p text:style-name="P3"><text:span text:style-name="T1">Lire</text:span></text:p>
          <draw:enhanced-geometry svg:viewBox="0 0 21600 21600" draw:type="rectangle" draw:enhanced-path="M 0 0 L 21600 0 21600 21600 0 21600 0 0 Z N"/>
        </draw:custom-shape>
        <draw:line draw:style-name="gr26" draw:text-style-name="P1" draw:layer="layout" svg:x1="11.851cm" svg:y1="10.008cm" svg:x2="11.851cm" svg:y2="8.758cm">
          <text:p/>
        </draw:line>
        <draw:line draw:style-name="gr29" draw:text-style-name="P1" draw:layer="layout" svg:x1="11.851cm" svg:y1="12.501cm" svg:x2="11.851cm" svg:y2="10.567cm">
          <text:p/>
        </draw:line>
        <draw:custom-shape draw:style-name="gr28" draw:text-style-name="P23" draw:layer="layout" svg:width="2cm" svg:height="0.5cm" svg:x="10.851cm" svg:y="12.501cm">
          <text:p text:style-name="P3"><text:span text:style-name="T1">Écrire</text:span></text:p>
          <draw:enhanced-geometry svg:viewBox="0 0 21600 21600" draw:type="rectangle" draw:enhanced-path="M 0 0 L 21600 0 21600 21600 0 21600 0 0 Z N"/>
        </draw:custom-shape>
        <draw:custom-shape draw:style-name="gr35" draw:text-style-name="P27" draw:layer="layout" svg:width="2cm" svg:height="0.5cm" svg:x="10.851cm" svg:y="14.253cm">
          <text:p text:style-name="P26"><text:span text:style-name="T1">seqIntATexte</text:span></text:p>
          <draw:enhanced-geometry svg:viewBox="0 0 21600 21600" draw:type="rectangle" draw:enhanced-path="M 0 0 L 21600 0 21600 21600 0 21600 0 0 Z N"/>
        </draw:custom-shape>
        <draw:line draw:style-name="gr26" draw:text-style-name="P1" draw:layer="layout" svg:x1="11.851cm" svg:y1="14.251cm" svg:x2="11.851cm" svg:y2="13.001cm">
          <text:p/>
        </draw:line>
        <draw:custom-shape draw:style-name="gr36" draw:text-style-name="P23" draw:layer="layout" svg:width="2.851cm" svg:height="0.5cm" svg:x="10.426cm" svg:y="18.053cm">
          <text:p text:style-name="P3"><text:span text:style-name="T1">validationSéquence</text:span></text:p>
          <draw:enhanced-geometry svg:viewBox="0 0 21600 21600" draw:type="rectangle" draw:enhanced-path="M 0 0 L 21600 0 21600 21600 0 21600 0 0 Z N"/>
        </draw:custom-shape>
        <draw:line draw:style-name="gr26" draw:text-style-name="P1" draw:layer="layout" svg:x1="11.851cm" svg:y1="16.251cm" svg:x2="11.851cm" svg:y2="14.751cm">
          <text:p/>
        </draw:line>
        <draw:custom-shape draw:style-name="gr37" draw:text-style-name="P27" draw:layer="layout" svg:width="2.25cm" svg:height="0.5cm" svg:x="10.726cm" svg:y="19.301cm">
          <text:p text:style-name="P26"><text:span text:style-name="T1">scanSéquence</text:span></text:p>
          <draw:enhanced-geometry svg:viewBox="0 0 21600 21600" draw:type="rectangle" draw:enhanced-path="M 0 0 L 21600 0 21600 21600 0 21600 0 0 Z N"/>
        </draw:custom-shape>
        <draw:custom-shape draw:style-name="gr38" draw:text-style-name="P27" draw:layer="layout" svg:width="2.75cm" svg:height="0.5cm" svg:x="7.89cm" svg:y="19.302cm">
          <text:p text:style-name="P26"><text:span text:style-name="T9">printMsg</text:span><text:span text:style-name="T1">Séquence</text:span></text:p>
          <draw:enhanced-geometry svg:viewBox="0 0 21600 21600" draw:type="rectangle" draw:enhanced-path="M 0 0 L 21600 0 21600 21600 0 21600 0 0 Z N"/>
        </draw:custom-shape>
        <draw:line draw:style-name="gr26" draw:text-style-name="P1" draw:layer="layout" svg:x1="11.851cm" svg:y1="19.301cm" svg:x2="11.851cm" svg:y2="18.551cm">
          <text:p/>
        </draw:line>
        <draw:line draw:style-name="gr26" draw:text-style-name="P1" draw:layer="layout" svg:x1="9.265cm" svg:y1="18.301cm" svg:x2="9.265cm" svg:y2="19.301cm">
          <text:p/>
        </draw:line>
        <draw:line draw:style-name="gr27" draw:text-style-name="P1" draw:layer="layout" svg:x1="9.248cm" svg:y1="18.301cm" svg:x2="10.441cm" svg:y2="18.301cm">
          <text:p/>
        </draw:line>
        <draw:custom-shape draw:style-name="gr39" draw:text-style-name="P27" draw:layer="layout" svg:width="2.25cm" svg:height="0.5cm" svg:x="10.726cm" svg:y="16.001cm">
          <text:p text:style-name="P26"><text:span text:style-name="T1">inputASeqInt</text:span></text:p>
          <draw:enhanced-geometry svg:viewBox="0 0 21600 21600" draw:type="rectangle" draw:enhanced-path="M 0 0 L 21600 0 21600 21600 0 21600 0 0 Z N"/>
        </draw:custom-shape>
        <draw:line draw:style-name="gr26" draw:text-style-name="P1" draw:layer="layout" svg:x1="11.85cm" svg:y1="18.053cm" svg:x2="11.853cm" svg:y2="16.501cm">
          <text:p/>
        </draw:line>
        <draw:custom-shape draw:style-name="gr28" draw:text-style-name="P23" draw:layer="layout" svg:width="2cm" svg:height="0.5cm" svg:x="13.357cm" svg:y="8.251cm">
          <text:p text:style-name="P26"><text:span text:style-name="T1">seqIntATexte</text:span></text:p>
          <draw:enhanced-geometry svg:viewBox="0 0 21600 21600" draw:type="rectangle" draw:enhanced-path="M 0 0 L 21600 0 21600 21600 0 21600 0 0 Z N"/>
        </draw:custom-shape>
        <draw:line draw:style-name="gr26" draw:text-style-name="P2" draw:layer="layout" svg:x1="14.357cm" svg:y1="7.001cm" svg:x2="14.357cm" svg:y2="8.251cm">
          <text:p/>
        </draw:line>
        <draw:custom-shape draw:style-name="gr28" draw:text-style-name="P23" draw:layer="layout" svg:width="2cm" svg:height="0.5cm" svg:x="13.357cm" svg:y="10.033cm">
          <text:p text:style-name="P3"><text:span text:style-name="T1">Écrire</text:span></text:p>
          <draw:enhanced-geometry svg:viewBox="0 0 21600 21600" draw:type="rectangle" draw:enhanced-path="M 0 0 L 21600 0 21600 21600 0 21600 0 0 Z N"/>
        </draw:custom-shape>
        <draw:line draw:style-name="gr26" draw:text-style-name="P1" draw:layer="layout" svg:x1="14.357cm" svg:y1="8.758cm" svg:x2="14.357cm" svg:y2="10.008cm">
          <text:p/>
        </draw:line>
        <draw:line draw:style-name="gr29" draw:text-style-name="P1" draw:layer="layout" svg:x1="14.357cm" svg:y1="10.533cm" svg:x2="14.357cm" svg:y2="12.5cm">
          <text:p/>
        </draw:line>
        <draw:custom-shape draw:style-name="gr28" draw:text-style-name="P23" draw:layer="layout" svg:width="2cm" svg:height="0.5cm" svg:x="13.357cm" svg:y="12.501cm">
          <text:p text:style-name="P3"><text:span text:style-name="T1">Lire</text:span></text:p>
          <draw:enhanced-geometry svg:viewBox="0 0 21600 21600" draw:type="rectangle" draw:enhanced-path="M 0 0 L 21600 0 21600 21600 0 21600 0 0 Z N"/>
        </draw:custom-shape>
        <draw:custom-shape draw:style-name="gr40" draw:text-style-name="P27" draw:layer="layout" svg:width="2cm" svg:height="0.5cm" svg:x="13.357cm" svg:y="14.253cm">
          <text:p text:style-name="P26"><text:span text:style-name="T1">texteASeqInt</text:span></text:p>
          <draw:enhanced-geometry svg:viewBox="0 0 21600 21600" draw:type="rectangle" draw:enhanced-path="M 0 0 L 21600 0 21600 21600 0 21600 0 0 Z N"/>
        </draw:custom-shape>
        <draw:line draw:style-name="gr26" draw:text-style-name="P1" draw:layer="layout" svg:x1="14.357cm" svg:y1="13.001cm" svg:x2="14.357cm" svg:y2="14.251cm">
          <text:p/>
        </draw:line>
        <draw:custom-shape draw:style-name="gr41" draw:text-style-name="P27" draw:layer="layout" svg:width="2.25cm" svg:height="0.5cm" svg:x="13.232cm" svg:y="19.301cm">
          <text:p text:style-name="P26"><text:span text:style-name="T1">printRetour</text:span></text:p>
          <draw:enhanced-geometry svg:viewBox="0 0 21600 21600" draw:type="rectangle" draw:enhanced-path="M 0 0 L 21600 0 21600 21600 0 21600 0 0 Z N"/>
        </draw:custom-shape>
        <draw:line draw:style-name="gr26" draw:text-style-name="P1" draw:layer="layout" svg:x1="14.356cm" svg:y1="14.758cm" svg:x2="14.359cm" svg:y2="19.301cm">
          <text:p/>
        </draw:line>
        <draw:line draw:style-name="gr42" draw:text-style-name="P1" draw:layer="layout" svg:x1="13.119cm" svg:y1="4.609cm" svg:x2="13.12cm" svg:y2="6.5cm">
          <text:p/>
        </draw:line>
        <draw:line draw:style-name="gr43" draw:text-style-name="P1" draw:layer="layout" svg:x1="7.728cm" svg:y1="4.626cm" svg:x2="13.12cm" svg:y2="4.626cm">
          <text:p/>
        </draw:line>
        <draw:custom-shape draw:style-name="gr44" draw:text-style-name="P27" draw:layer="layout" svg:width="2cm" svg:height="0.5cm" svg:x="16.125cm" svg:y="8.251cm">
          <text:p text:style-name="P26"><text:span text:style-name="T1">seqIntATexte</text:span></text:p>
          <draw:enhanced-geometry svg:viewBox="0 0 21600 21600" draw:type="rectangle" draw:enhanced-path="M 0 0 L 21600 0 21600 21600 0 21600 0 0 Z N"/>
        </draw:custom-shape>
        <draw:line draw:style-name="gr26" draw:text-style-name="P2" draw:layer="layout" svg:x1="17.125cm" svg:y1="6.741cm" svg:x2="17.125cm" svg:y2="8.251cm">
          <text:p/>
        </draw:line>
        <draw:custom-shape draw:style-name="gr28" draw:text-style-name="P23" draw:layer="layout" svg:width="2cm" svg:height="0.5cm" svg:x="16.125cm" svg:y="10.033cm">
          <text:p text:style-name="P3"><text:span text:style-name="T1">Écrire</text:span></text:p>
          <draw:enhanced-geometry svg:viewBox="0 0 21600 21600" draw:type="rectangle" draw:enhanced-path="M 0 0 L 21600 0 21600 21600 0 21600 0 0 Z N"/>
        </draw:custom-shape>
        <draw:line draw:style-name="gr26" draw:text-style-name="P1" draw:layer="layout" svg:x1="17.125cm" svg:y1="8.758cm" svg:x2="17.125cm" svg:y2="10.008cm">
          <text:p/>
        </draw:line>
        <draw:line draw:style-name="gr29" draw:text-style-name="P1" draw:layer="layout" svg:x1="17.125cm" svg:y1="10.533cm" svg:x2="17.125cm" svg:y2="12.5cm">
          <text:p/>
        </draw:line>
        <draw:custom-shape draw:style-name="gr28" draw:text-style-name="P23" draw:layer="layout" svg:width="2cm" svg:height="0.5cm" svg:x="16.125cm" svg:y="12.501cm">
          <text:p text:style-name="P3"><text:span text:style-name="T1">Lire</text:span></text:p>
          <draw:enhanced-geometry svg:viewBox="0 0 21600 21600" draw:type="rectangle" draw:enhanced-path="M 0 0 L 21600 0 21600 21600 0 21600 0 0 Z N"/>
        </draw:custom-shape>
        <draw:custom-shape draw:style-name="gr45" draw:text-style-name="P27" draw:layer="layout" svg:width="2cm" svg:height="0.5cm" svg:x="16.125cm" svg:y="14.253cm">
          <text:p text:style-name="P26"><text:span text:style-name="T1">texteASeqInt</text:span></text:p>
          <draw:enhanced-geometry svg:viewBox="0 0 21600 21600" draw:type="rectangle" draw:enhanced-path="M 0 0 L 21600 0 21600 21600 0 21600 0 0 Z N"/>
        </draw:custom-shape>
        <draw:line draw:style-name="gr26" draw:text-style-name="P1" draw:layer="layout" svg:x1="17.125cm" svg:y1="13.001cm" svg:x2="17.125cm" svg:y2="14.251cm">
          <text:p/>
        </draw:line>
        <draw:custom-shape draw:style-name="gr46" draw:text-style-name="P27" draw:layer="layout" svg:width="2.25cm" svg:height="0.5cm" svg:x="16cm" svg:y="19.301cm">
          <text:p text:style-name="P26"><text:span text:style-name="T1">printScore</text:span></text:p>
          <draw:enhanced-geometry svg:viewBox="0 0 21600 21600" draw:type="rectangle" draw:enhanced-path="M 0 0 L 21600 0 21600 21600 0 21600 0 0 Z N"/>
        </draw:custom-shape>
        <draw:line draw:style-name="gr26" draw:text-style-name="P1" draw:layer="layout" svg:x1="17.124cm" svg:y1="14.758cm" svg:x2="17.127cm" svg:y2="19.301cm">
          <text:p/>
        </draw:line>
        <draw:line draw:style-name="gr27" draw:text-style-name="P1" draw:layer="layout" svg:x1="15.188cm" svg:y1="6.75cm" svg:x2="17.145cm" svg:y2="6.749cm">
          <text:p/>
        </draw:line>
        <draw:line draw:style-name="gr29" draw:text-style-name="P1" draw:layer="layout" svg:x1="14.357cm" svg:y1="19.825cm" svg:x2="14.357cm" svg:y2="21.792cm">
          <text:p/>
        </draw:line>
        <draw:line draw:style-name="gr29" draw:text-style-name="P1" draw:layer="layout" svg:x1="17.125cm" svg:y1="19.817cm" svg:x2="17.125cm" svg:y2="21.784cm">
          <text:p/>
        </draw:line>
        <draw:line draw:style-name="gr29" draw:text-style-name="P1" draw:layer="layout" svg:x1="9.265cm" svg:y1="19.817cm" svg:x2="9.265cm" svg:y2="21.784cm">
          <text:p/>
        </draw:line>
        <draw:line draw:style-name="gr29" draw:text-style-name="P1" draw:layer="layout" svg:x1="11.851cm" svg:y1="21.775cm" svg:x2="11.851cm" svg:y2="19.808cm">
          <text:p/>
        </draw:line>
        <draw:line draw:style-name="gr29" draw:text-style-name="P1" draw:layer="layout" svg:x1="3.641cm" svg:y1="19.801cm" svg:x2="3.641cm" svg:y2="21.768cm">
          <text:p/>
        </draw:line>
        <draw:line draw:style-name="gr29" draw:text-style-name="P1" draw:layer="layout" svg:x1="6.154cm" svg:y1="21.759cm" svg:x2="6.154cm" svg:y2="19.792cm">
          <text:p/>
        </draw:line>
        <draw:line draw:style-name="gr29" draw:text-style-name="P1" draw:layer="layout" svg:x1="1.28cm" svg:y1="19.785cm" svg:x2="1.28cm" svg:y2="21.752cm">
          <text:p/>
        </draw:line>
        <draw:custom-shape draw:style-name="gr47" draw:text-style-name="P25" draw:layer="layout" svg:width="3cm" svg:height="0.75cm" svg:x="0.146cm" svg:y="13.75cm">
          <text:p text:style-name="P24"><text:span text:style-name="T1">Couleurs en Jeu</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8" draw:text-style-name="P27" draw:layer="layout" svg:width="2.25cm" svg:height="0.5cm" svg:x="0.521cm" svg:y="15.133cm">
          <text:p text:style-name="P26"><text:span text:style-name="T1">initCouleurs</text:span></text:p>
          <draw:enhanced-geometry svg:viewBox="0 0 21600 21600" draw:type="rectangle" draw:enhanced-path="M 0 0 L 21600 0 21600 21600 0 21600 0 0 Z N"/>
        </draw:custom-shape>
        <draw:line draw:style-name="gr26" draw:text-style-name="P1" draw:layer="layout" svg:x1="6.146cm" svg:y1="15.75cm" svg:x2="2.771cm" svg:y2="15.382cm">
          <text:p/>
        </draw:line>
        <draw:line draw:style-name="gr26" draw:text-style-name="P1" draw:layer="layout" svg:x1="1.646cm" svg:y1="15.133cm" svg:x2="1.647cm" svg:y2="14.5cm">
          <text:p/>
        </draw:line>
        <draw:line draw:style-name="gr49" draw:text-style-name="P1" draw:layer="layout" svg:x1="2.705cm" svg:y1="14.348cm" svg:x2="10.202cm" svg:y2="16.5cm">
          <text:p/>
        </draw:line>
        <draw:line draw:style-name="gr42" draw:text-style-name="P1" draw:layer="layout" svg:x1="10.202cm" svg:y1="16.5cm" svg:x2="10.866cm" svg:y2="18.053cm">
          <text:p/>
        </draw:line>
        <draw:line draw:style-name="gr50" draw:text-style-name="P1" draw:layer="layout" svg:x1="0.846cm" svg:y1="11.48cm" svg:x2="19.845cm" svg:y2="11.48cm">
          <text:p/>
        </draw:line>
        <draw:line draw:style-name="gr50" draw:text-style-name="P1" draw:layer="layout" svg:x1="0.824cm" svg:y1="20.896cm" svg:x2="19.823cm" svg:y2="20.896cm">
          <text:p/>
        </draw:line>
        <draw:frame draw:style-name="gr51" draw:text-style-name="P6" draw:layer="layout" svg:width="2.72cm" svg:height="0.962cm" svg:x="-0.104cm" svg:y="9.75cm">
          <draw:text-box>
            <text:p>Serveur</text:p>
          </draw:text-box>
        </draw:frame>
        <draw:frame draw:style-name="gr52" draw:text-style-name="P6" draw:layer="layout" svg:width="2.119cm" svg:height="0.962cm" svg:x="-0.104cm" svg:y="11.75cm">
          <draw:text-box>
            <text:p>Client</text:p>
          </draw:text-box>
        </draw:frame>
        <draw:frame draw:style-name="gr53" draw:text-style-name="P6" draw:layer="layout" svg:width="2.437cm" svg:height="0.962cm" svg:x="0.03cm" svg:y="22.288cm">
          <draw:text-box>
            <text:p>Joueur</text:p>
          </draw:text-box>
        </draw:frame>
        <draw:frame draw:style-name="gr54" draw:text-style-name="P28" draw:layer="layout" svg:width="0.904cm" svg:height="0.489cm" svg:x="4.14cm" svg:y="17.861cm">
          <draw:text-box>
            <text:p><text:span text:style-name="T2">faux</text:span></text:p>
          </draw:text-box>
        </draw:frame>
        <draw:frame draw:style-name="gr7" draw:text-style-name="P29" draw:layer="layout" svg:width="1.311cm" svg:height="0.727cm" svg:x="6.263cm" svg:y="14.773cm">
          <draw:text-box>
            <text:p><text:span text:style-name="T10">[6]</text:span></text:p>
          </draw:text-box>
        </draw:frame>
        <draw:frame draw:style-name="gr55" draw:text-style-name="P28" draw:layer="layout" svg:width="0.845cm" svg:height="0.489cm" svg:x="5.965cm" svg:y="17.662cm">
          <draw:text-box>
            <text:p><text:span text:style-name="T2">vrai</text:span></text:p>
          </draw:text-box>
        </draw:frame>
        <draw:frame draw:style-name="gr7" draw:text-style-name="P29" draw:layer="layout" svg:width="1.311cm" svg:height="0.727cm" svg:x="6.183cm" svg:y="13.5cm">
          <draw:text-box>
            <text:p><text:span text:style-name="T10">‘’</text:span><text:span text:style-name="T10">6’’</text:span></text:p>
          </draw:text-box>
        </draw:frame>
        <draw:frame draw:style-name="gr7" draw:text-style-name="P29" draw:layer="layout" svg:width="1.311cm" svg:height="0.727cm" svg:x="6.183cm" svg:y="9.25cm">
          <draw:text-box>
            <text:p><text:span text:style-name="T10">‘’</text:span><text:span text:style-name="T10">6’’</text:span></text:p>
          </draw:text-box>
        </draw:frame>
        <draw:frame draw:style-name="gr7" draw:text-style-name="P29" draw:layer="layout" svg:width="1.311cm" svg:height="0.727cm" svg:x="6.244cm" svg:y="7.523cm">
          <draw:text-box>
            <text:p><text:span text:style-name="T10">[6]</text:span></text:p>
          </draw:text-box>
        </draw:frame>
        <draw:frame draw:style-name="gr7" draw:text-style-name="P29" draw:layer="layout" svg:width="1.311cm" svg:height="0.727cm" svg:x="2.433cm" svg:y="5.023cm">
          <draw:text-box>
            <text:p><text:span text:style-name="T10">6</text:span></text:p>
          </draw:text-box>
        </draw:frame>
        <draw:frame draw:style-name="gr7" draw:text-style-name="P29" draw:layer="layout" svg:width="1.311cm" svg:height="0.727cm" svg:x="6.183cm" svg:y="5.023cm">
          <draw:text-box>
            <text:p><text:span text:style-name="T10">[2,5,3,2]</text:span></text:p>
          </draw:text-box>
        </draw:frame>
        <draw:frame draw:style-name="gr7" draw:text-style-name="P29" draw:layer="layout" svg:width="1.311cm" svg:height="0.727cm" svg:x="6.183cm" svg:y="18.75cm">
          <draw:text-box>
            <text:p><text:span text:style-name="T10">‘’</text:span><text:span text:style-name="T10">6’’</text:span></text:p>
          </draw:text-box>
        </draw:frame>
        <draw:frame draw:style-name="gr7" draw:text-style-name="P29" draw:layer="layout" svg:width="1.311cm" svg:height="0.727cm" svg:x="6.184cm" svg:y="18.751cm">
          <draw:text-box>
            <text:p><text:span text:style-name="T10">‘’</text:span><text:span text:style-name="T10">6’’</text:span></text:p>
          </draw:text-box>
        </draw:frame>
        <draw:frame draw:style-name="gr7" draw:text-style-name="P29" draw:layer="layout" svg:width="1.311cm" svg:height="0.727cm" svg:x="6.183cm" svg:y="17.023cm">
          <draw:text-box>
            <text:p><text:span text:style-name="T10">‘’</text:span><text:span text:style-name="T10">6’’</text:span></text:p>
          </draw:text-box>
        </draw:frame>
        <draw:frame draw:style-name="gr6" draw:text-style-name="P29" draw:layer="layout" svg:width="2.75cm" svg:height="0.5cm" svg:x="11.8cm" svg:y="18.75cm">
          <draw:text-box>
            <text:p><text:span text:style-name="T10">‘’</text:span><text:span text:style-name="T10">bleu-jaune-rouge-vert’’</text:span></text:p>
          </draw:text-box>
        </draw:frame>
        <draw:frame draw:style-name="gr7" draw:text-style-name="P29" draw:layer="layout" svg:width="2.75cm" svg:height="0.727cm" svg:x="1.663cm" svg:y="14.455cm">
          <draw:text-box>
            <text:p><text:span text:style-name="T10">[bleu, rouge, vert, <text:s/>jaune, orange, rose]</text:span></text:p>
          </draw:text-box>
        </draw:frame>
        <draw:frame draw:style-name="gr6" draw:text-style-name="P29" draw:layer="layout" svg:width="2.75cm" svg:height="0.5cm" svg:x="11.8cm" svg:y="17.25cm">
          <draw:text-box>
            <text:p><text:span text:style-name="T10">‘’</text:span><text:span text:style-name="T10">bleu-jaune-rouge-vert’’</text:span></text:p>
          </draw:text-box>
        </draw:frame>
        <draw:frame draw:style-name="gr55" draw:text-style-name="P28" draw:layer="layout" svg:width="0.845cm" svg:height="0.489cm" svg:x="11.672cm" svg:y="17.663cm">
          <draw:text-box>
            <text:p><text:span text:style-name="T2">vrai</text:span></text:p>
          </draw:text-box>
        </draw:frame>
        <draw:frame draw:style-name="gr54" draw:text-style-name="P28" draw:layer="layout" svg:width="0.904cm" svg:height="0.489cm" svg:x="9.646cm" svg:y="17.862cm">
          <draw:text-box>
            <text:p><text:span text:style-name="T2">faux</text:span></text:p>
          </draw:text-box>
        </draw:frame>
        <draw:frame draw:style-name="gr6" draw:text-style-name="P29" draw:layer="layout" svg:width="1.5cm" svg:height="0.5cm" svg:x="11.8cm" svg:y="15.25cm">
          <draw:text-box>
            <text:p><text:span text:style-name="T10">[0,3,1,2]</text:span></text:p>
          </draw:text-box>
        </draw:frame>
        <draw:frame draw:style-name="gr7" draw:text-style-name="P29" draw:layer="layout" svg:width="1.5cm" svg:height="0.727cm" svg:x="11.8cm" svg:y="13.5cm">
          <draw:text-box>
            <text:p><text:span text:style-name="T10">‘’</text:span><text:span text:style-name="T10">0 3 1 2’’</text:span></text:p>
          </draw:text-box>
        </draw:frame>
        <draw:frame draw:style-name="gr7" draw:text-style-name="P29" draw:layer="layout" svg:width="1.311cm" svg:height="0.727cm" svg:x="6.244cm" svg:y="11.5cm">
          <draw:text-box>
            <text:p><text:span text:style-name="T10">‘’</text:span><text:span text:style-name="T10">016’’</text:span></text:p>
          </draw:text-box>
        </draw:frame>
        <draw:frame draw:style-name="gr56" draw:text-style-name="P30" draw:layer="layout" svg:width="1.598cm" svg:height="0.489cm" svg:x="11.952cm" svg:y="11.773cm">
          <draw:text-box>
            <text:p text:style-name="P7"><text:span text:style-name="T11">‘’</text:span><text:span text:style-name="T11">07</text:span><text:span text:style-name="T10">0 3 1 2’’</text:span></text:p>
          </draw:text-box>
        </draw:frame>
        <draw:frame draw:style-name="gr7" draw:text-style-name="P29" draw:layer="layout" svg:width="1.5cm" svg:height="0.727cm" svg:x="11.8cm" svg:y="9.25cm">
          <draw:text-box>
            <text:p><text:span text:style-name="T10">‘’</text:span><text:span text:style-name="T10">0 3 1 2’’</text:span></text:p>
          </draw:text-box>
        </draw:frame>
        <draw:frame draw:style-name="gr6" draw:text-style-name="P29" draw:layer="layout" svg:width="1.5cm" svg:height="0.5cm" svg:x="11.8cm" svg:y="7.45cm">
          <draw:text-box>
            <text:p><text:span text:style-name="T10">[0,3,1,2]</text:span></text:p>
          </draw:text-box>
        </draw:frame>
        <draw:frame draw:style-name="gr7" draw:text-style-name="P29" draw:layer="layout" svg:width="1.311cm" svg:height="0.727cm" svg:x="13.074cm" svg:y="6cm">
          <draw:text-box>
            <text:p><text:span text:style-name="T10">[2,5,3,2]</text:span></text:p>
          </draw:text-box>
        </draw:frame>
        <draw:frame draw:style-name="gr6" draw:text-style-name="P29" draw:layer="layout" svg:width="1.5cm" svg:height="0.5cm" svg:x="14.296cm" svg:y="7.5cm">
          <draw:text-box>
            <text:p><text:span text:style-name="T10">[0,2]</text:span></text:p>
          </draw:text-box>
        </draw:frame>
        <draw:frame draw:style-name="gr7" draw:text-style-name="P29" draw:layer="layout" svg:width="1.5cm" svg:height="0.727cm" svg:x="14.296cm" svg:y="9.25cm">
          <draw:text-box>
            <text:p><text:span text:style-name="T10">‘’</text:span><text:span text:style-name="T10">0 2’’</text:span></text:p>
          </draw:text-box>
        </draw:frame>
        <draw:frame draw:style-name="gr57" draw:text-style-name="P28" draw:layer="layout" svg:width="1.497cm" svg:height="0.489cm" svg:x="13.046cm" svg:y="6.919cm">
          <draw:text-box>
            <text:p><text:span text:style-name="T2">pas trouvé</text:span></text:p>
          </draw:text-box>
        </draw:frame>
        <draw:frame draw:style-name="gr58" draw:text-style-name="P28" draw:layer="layout" svg:width="1.095cm" svg:height="0.489cm" svg:x="15.043cm" svg:y="6.261cm">
          <draw:text-box>
            <text:p><text:span text:style-name="T2">trouvé</text:span></text:p>
          </draw:text-box>
        </draw:frame>
        <draw:frame draw:style-name="gr59" draw:text-style-name="P30" draw:layer="layout" svg:width="1.598cm" svg:height="0.489cm" svg:x="14.292cm" svg:y="10.75cm">
          <draw:text-box>
            <text:p text:style-name="P7"><text:span text:style-name="T11">‘’</text:span><text:span text:style-name="T11">03</text:span><text:span text:style-name="T10">0 2’’</text:span></text:p>
          </draw:text-box>
        </draw:frame>
        <draw:frame draw:style-name="gr7" draw:text-style-name="P29" draw:layer="layout" svg:width="1.5cm" svg:height="0.727cm" svg:x="14.296cm" svg:y="13.5cm">
          <draw:text-box>
            <text:p><text:span text:style-name="T10">‘’</text:span><text:span text:style-name="T10">0 2’’</text:span></text:p>
          </draw:text-box>
        </draw:frame>
        <draw:frame draw:style-name="gr7" draw:text-style-name="P29" draw:layer="layout" svg:width="1.5cm" svg:height="0.727cm" svg:x="14.296cm" svg:y="15.5cm">
          <draw:text-box>
            <text:p><text:span text:style-name="T10">[0,2]</text:span></text:p>
          </draw:text-box>
        </draw:frame>
        <draw:frame draw:style-name="gr7" draw:text-style-name="P29" draw:layer="layout" svg:width="1.75cm" svg:height="0.727cm" svg:x="17.164cm" svg:y="15cm">
          <draw:text-box>
            <text:p><text:span text:style-name="T10">[4,0,10,15]</text:span></text:p>
          </draw:text-box>
        </draw:frame>
        <draw:frame draw:style-name="gr7" draw:text-style-name="P29" draw:layer="layout" svg:width="1.75cm" svg:height="0.727cm" svg:x="17.164cm" svg:y="13.5cm">
          <draw:text-box>
            <text:p><text:span text:style-name="T10">‘’</text:span><text:span text:style-name="T10">4 0 10 15’’</text:span></text:p>
          </draw:text-box>
        </draw:frame>
        <draw:frame draw:style-name="gr7" draw:text-style-name="P29" draw:layer="layout" svg:width="1.75cm" svg:height="0.727cm" svg:x="17.164cm" svg:y="9.023cm">
          <draw:text-box>
            <text:p><text:span text:style-name="T10">‘’</text:span><text:span text:style-name="T10">4 0 10 15’’</text:span></text:p>
          </draw:text-box>
        </draw:frame>
        <draw:frame draw:style-name="gr7" draw:text-style-name="P29" draw:layer="layout" svg:width="2.25cm" svg:height="0.727cm" svg:x="16.977cm" svg:y="10.773cm">
          <draw:text-box>
            <text:p><text:span text:style-name="T10">‘’</text:span><text:span text:style-name="T10">094 0 10 15’’</text:span></text:p>
          </draw:text-box>
        </draw:frame>
        <draw:frame draw:style-name="gr7" draw:text-style-name="P29" draw:layer="layout" svg:width="1.75cm" svg:height="0.727cm" svg:x="17.164cm" svg:y="7.273cm">
          <draw:text-box>
            <text:p><text:span text:style-name="T10">[4,0,10,15]</text:span></text:p>
          </draw:text-box>
        </draw:frame>
        <draw:line draw:style-name="gr26" draw:text-style-name="P2" draw:layer="layout" svg:x1="17.125cm" svg:y1="6.742cm" svg:x2="17.125cm" svg:y2="5.232cm">
          <text:p/>
        </draw:line>
        <draw:custom-shape draw:style-name="gr60" draw:text-style-name="P27" draw:layer="layout" svg:width="2cm" svg:height="0.5cm" svg:x="16.125cm" svg:y="4.716cm">
          <text:p text:style-name="P26"><text:span text:style-name="T1">finPartie</text:span></text:p>
          <draw:enhanced-geometry svg:viewBox="0 0 21600 21600" draw:type="rectangle" draw:enhanced-path="M 0 0 L 21600 0 21600 21600 0 21600 0 0 Z N"/>
        </draw:custom-shape>
        <draw:custom-shape draw:style-name="gr61" draw:text-style-name="P27" draw:layer="layout" svg:width="2cm" svg:height="0.5cm" svg:x="18.744cm" svg:y="19.301cm">
          <text:p text:style-name="P26"><text:span text:style-name="T1">finPartie</text:span></text:p>
          <draw:enhanced-geometry svg:viewBox="0 0 21600 21600" draw:type="rectangle" draw:enhanced-path="M 0 0 L 21600 0 21600 21600 0 21600 0 0 Z N"/>
        </draw:custom-shape>
        <draw:line draw:style-name="gr26" draw:text-style-name="P1" draw:layer="layout" svg:x1="18.25cm" svg:y1="19.539cm" svg:x2="18.734cm" svg:y2="19.542cm">
          <text:p/>
        </draw:line>
        <draw:line draw:style-name="gr62" draw:text-style-name="P1" draw:layer="layout" svg:x1="7.743cm" svg:y1="19.757cm" svg:x2="7.883cm" svg:y2="19.686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1131 754" svg:d="M566 0l-566 754 114-85 136-68 148-46 161-17 161 13 153 46 140 68 118 89z"/>
    <draw:stroke-dash draw:name="Dash_20__28_Rounded_29_" draw:display-name="Dash (Rounded)" draw:style="round" draw:dots1="1" draw:dots1-length="201%" draw:distance="199%"/>
    <draw:stroke-dash draw:name="Dot" draw:style="rect" draw:dots1="1" draw:dots1-length="100%" draw:distance="1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1-17T19:09:41.793940784</meta:creation-date>
    <dc:date>2023-11-25T17:41:31.930945477</dc:date>
    <meta:editing-duration>PT4H23M35S</meta:editing-duration>
    <meta:editing-cycles>26</meta:editing-cycles>
    <meta:generator>LibreOffice/7.3.7.2$Linux_X86_64 LibreOffice_project/30$Build-2</meta:generator>
    <meta:document-statistic meta:object-count="186"/>
  </office:meta>
</office:document-meta>
</file>